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7cm" style:rel-column-width="57780*"/>
    </style:style>
    <style:style style:name="Tableau2.B" style:family="table-column">
      <style:table-column-properties style:column-width="2.013cm" style:rel-column-width="7755*"/>
    </style:style>
    <style:style style:name="Tableau2.A1" style:family="table-cell">
      <style:table-cell-properties fo:padding="0.097cm" fo:border="none"/>
    </style:style>
    <style:style style:name="Tableau7" style:family="table">
      <style:table-properties style:width="16.997cm" table:align="margins"/>
    </style:style>
    <style:style style:name="Tableau7.A" style:family="table-column">
      <style:table-column-properties style:column-width="1.392cm" style:rel-column-width="5366*"/>
    </style:style>
    <style:style style:name="Tableau7.B" style:family="table-column">
      <style:table-column-properties style:column-width="3.314cm" style:rel-column-width="12779*"/>
    </style:style>
    <style:style style:name="Tableau7.C" style:family="table-column">
      <style:table-column-properties style:column-width="5.041cm" style:rel-column-width="19437*"/>
    </style:style>
    <style:style style:name="Tableau7.D" style:family="table-column">
      <style:table-column-properties style:column-width="7.25cm" style:rel-column-width="27953*"/>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A2" style:family="table-cell" style:data-style-name="N0">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8" style:family="table">
      <style:table-properties style:width="16.997cm" table:align="margins"/>
    </style:style>
    <style:style style:name="Tableau8.A" style:family="table-column">
      <style:table-column-properties style:column-width="1.392cm" style:rel-column-width="5366*"/>
    </style:style>
    <style:style style:name="Tableau8.B" style:family="table-column">
      <style:table-column-properties style:column-width="3.314cm" style:rel-column-width="12779*"/>
    </style:style>
    <style:style style:name="Tableau8.C" style:family="table-column">
      <style:table-column-properties style:column-width="5.041cm" style:rel-column-width="19437*"/>
    </style:style>
    <style:style style:name="Tableau8.D" style:family="table-column">
      <style:table-column-properties style:column-width="7.25cm" style:rel-column-width="27953*"/>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4"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5" style:family="paragraph" style:parent-style-name="Standard">
      <style:paragraph-properties fo:text-align="center" style:justify-single-word="false"/>
      <style:text-properties fo:font-size="13pt" style:font-size-asian="13pt" style:font-size-complex="13pt"/>
    </style:style>
    <style:style style:name="P6" style:family="paragraph" style:parent-style-name="Standard">
      <style:paragraph-properties fo:text-align="justify" style:justify-single-word="false"/>
      <style:text-properties fo:font-size="13pt" style:font-size-asian="13pt" style:font-size-complex="13pt"/>
    </style:style>
    <style:style style:name="P7"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8"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center" style:justify-single-word="false"/>
      <style:text-properties style:font-name="Morpheus" fo:font-size="80pt" fo:font-style="normal" style:font-size-asian="80pt" style:font-style-asian="normal" style:font-size-complex="80pt" style:font-style-complex="normal"/>
    </style:style>
    <style:style style:name="P13" style:family="paragraph" style:parent-style-name="Table_20_Contents">
      <style:paragraph-properties fo:text-align="center" style:justify-single-word="false"/>
      <style:text-properties fo:font-size="12pt" style:font-size-asian="12pt" style:font-size-complex="12pt"/>
    </style:style>
    <style:style style:name="P1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17" style:family="paragraph" style:parent-style-name="Standard">
      <style:paragraph-properties fo:text-align="justify" style:justify-single-word="false"/>
      <style:text-properties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8"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19" style:family="paragraph" style:parent-style-name="Standard">
      <style:paragraph-properties fo:text-align="justify" style:justify-single-word="false"/>
      <style:text-properties fo:font-size="13pt" style:font-size-asian="13pt" style:font-size-complex="13pt"/>
    </style:style>
    <style:style style:name="P20" style:family="paragraph" style:parent-style-name="Standard">
      <style:paragraph-properties fo:text-align="center" style:justify-single-word="false"/>
      <style:text-properties fo:font-size="13pt" style:font-size-asian="13pt" style:font-size-complex="13pt"/>
    </style:style>
    <style:style style:name="P21"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22"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23"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25"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26" style:family="paragraph" style:parent-style-name="Standard">
      <style:paragraph-properties fo:text-align="center"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7"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8" style:family="paragraph" style:parent-style-name="Standard">
      <style:paragraph-properties fo:text-align="center" style:justify-single-word="false"/>
      <style:text-properties fo:font-size="13pt" style:text-underline-style="none" fo:font-weight="bold" style:font-size-asian="13pt" style:font-weight-asian="bold" style:font-size-complex="13pt" style:font-weight-complex="bold"/>
    </style:style>
    <style:style style:name="P29" style:family="paragraph" style:parent-style-name="Standard">
      <style:paragraph-properties fo:text-align="center" style:justify-single-word="false"/>
      <style:text-properties fo:font-size="13pt" style:text-underline-style="none" style:font-size-asian="13pt" style:font-size-complex="13pt"/>
    </style:style>
    <style:style style:name="P30" style:family="paragraph" style:parent-style-name="Standard">
      <style:paragraph-properties fo:text-align="justify" style:justify-single-word="false"/>
      <style:text-properties fo:font-size="13pt" style:text-underline-style="none" style:font-size-asian="13pt" style:font-size-complex="13pt"/>
    </style:style>
    <style:style style:name="P31" style:family="paragraph" style:parent-style-name="Standard">
      <style:paragraph-properties fo:text-align="center" style:justify-single-word="false"/>
      <style:text-properties fo:font-size="13pt" style:text-underline-style="none" fo:font-weight="normal" style:font-size-asian="13pt" style:font-weight-asian="normal" style:font-size-complex="13pt" style:font-weight-complex="normal"/>
    </style:style>
    <style:style style:name="P32" style:family="paragraph" style:parent-style-name="Standard">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33" style:family="paragraph" style:parent-style-name="Table_20_Contents">
      <style:paragraph-properties fo:text-align="center" style:justify-single-word="false"/>
      <style:text-properties fo:font-size="13pt" style:text-underline-style="solid" style:text-underline-width="auto" style:text-underline-color="font-color" style:font-size-asian="13pt" style:font-size-complex="13pt"/>
    </style:style>
    <style:style style:name="P34" style:family="paragraph" style:parent-style-name="Table_20_Contents">
      <style:paragraph-properties fo:text-align="center" style:justify-single-word="false"/>
      <style:text-properties fo:font-size="13pt" style:text-underline-style="none" style:font-size-asian="13pt" style:font-size-complex="13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12">LE MONDE</text:p>
      <text:p text:style-name="P12">D'ARLÉNOR</text:p>
      <text:p text:style-name="P2"/>
      <text:p text:style-name="P2"/>
      <text:p text:style-name="P2"/>
      <text:p text:style-name="P2"/>
      <text:p text:style-name="P2"/>
      <text:p text:style-name="P7">Manuel du Maître du Jeu</text:p>
      <text:p text:style-name="P7">(explications, campagne, ...)</text:p>
      <text:p text:style-name="P2"/>
      <text:p text:style-name="P7">par Spefire</text:p>
      <text:p text:style-name="P2"/>
      <text:p text:style-name="P2"/>
      <text:p text:style-name="P2"/>
      <text:p text:style-name="P2"/>
      <text:p text:style-name="P4"/>
      <text:p text:style-name="P4"/>
      <text:p text:style-name="P4"/>
      <text:p text:style-name="P4"/>
      <text:p text:style-name="P4">Le <text:span text:style-name="T2">Monde d'Arlénor</text:span> a été créé pour pouvoir être libre dans la création de scénario mais surtout, de personnages. Grâce aux différents climats, et aux diverses populations présentes dans ce jeu, chaque personnage peut avoir un rôle important dans ce monde.</text:p>
      <text:p text:style-name="P4">Ce manuel propose aux Maîtres du Jeu une approche particulière du Monde d'Arlénor, une campagne faisant découvrir ce Monde et les différents enjeux/difficultés que peuvent subir les joueurs...</text:p>
      <text:p text:style-name="P4"/>
      <text:p text:style-name="P4"/>
      <text:p text:style-name="P4"><text:soft-page-break/></text:p>
      <text:p text:style-name="P2">SOMMAIRE</text:p>
      <text:p text:style-name="P5"/>
      <table:table table:name="Tableau2" table:style-name="Tableau2">
        <table:table-column table:style-name="Tableau2.A"/>
        <table:table-column table:style-name="Tableau2.B"/>
        <table:table-row>
          <table:table-cell table:style-name="Tableau2.A1" office:value-type="string">
            <text:p text:style-name="P9">I – ETRE MAITRE DU JEU</text:p>
            <text:p text:style-name="P9"/>
            <text:p text:style-name="P10">A – Un rôle et des devoirs................................................................................................</text:p>
            <text:p text:style-name="P10">B – Une organisation.......................................................................................................</text:p>
            <text:p text:style-name="P9"/>
            <text:p text:style-name="P9">II – LE SYSTEME ET SES REGLES</text:p>
            <text:p text:style-name="P9"/>
            <text:p text:style-name="P8">A – La base du système....................................................................................................</text:p>
            <text:p text:style-name="P11"><text:s text:c="5"/>1) Tests des compétences..............................................................................................</text:p>
            <text:p text:style-name="P11"><text:s text:c="5"/>2) Difficultés.................................................................................................................</text:p>
            <text:p text:style-name="P11"><text:s text:c="5"/>3) Bonus et malus.........................................................................................................</text:p>
            <text:p text:style-name="P11"><text:s text:c="5"/>4) Subtilités...................................................................................................................</text:p>
            <text:p text:style-name="P8">B – Les tests particuliers.................................................................................................</text:p>
            <text:p text:style-name="P11"><text:s text:c="5"/>1) Tests innés................................................................................................................</text:p>
            <text:p text:style-name="P11"><text:s text:c="5"/>2) Tests opposés............................................................................................................</text:p>
            <text:p text:style-name="P11"><text:s text:c="5"/>3) Tests étendus.............................................................................................................</text:p>
            <text:p text:style-name="P8">C – Le combat..................................................................................................................</text:p>
            <text:p text:style-name="P11"><text:s text:c="5"/>1) Initiative...................................................................................................................</text:p>
            <text:p text:style-name="P11"><text:s text:c="5"/>2) Actions disponibles..................................................................................................</text:p>
            <text:p text:style-name="P11"><text:s text:c="5"/>3) Armes et Armures.....................................................................................................</text:p>
            <text:p text:style-name="P11"><text:s text:c="5"/>4) Expérience................................................................................................................</text:p>
            <text:p text:style-name="P9"/>
            <text:p text:style-name="P9">ANNEXES – LA LISTE DES CRISTAUX</text:p>
            <text:p text:style-name="P9"/>
            <text:p text:style-name="P10">A - Des cristaux élémentaires..........................................................................................</text:p>
            <text:p text:style-name="P10">B - Des cristaux d'invocation..........................................................................................</text:p>
            <text:p text:style-name="P10">C - Des cristaux mentaux................................................................................................</text:p>
            <text:p text:style-name="P10">D - Des cristaux de transformation sur soi....................................................................</text:p>
            <text:p text:style-name="P10">E - Des cristaux spatio-temporels...................................................................................</text:p>
            <text:p text:style-name="P10">F - Des cristaux spéciaux.................................................................................................</text:p>
          </table:table-cell>
          <table:table-cell table:style-name="Tableau2.A1" office:value-type="string">
            <text:p text:style-name="P13"/>
            <text:p text:style-name="P13"/>
            <text:p text:style-name="P14">3</text:p>
            <text:p text:style-name="P14">3</text:p>
            <text:p text:style-name="P13">3</text:p>
            <text:p text:style-name="P13">4</text:p>
            <text:p text:style-name="P13">4</text:p>
            <text:p text:style-name="P13">4</text:p>
            <text:p text:style-name="P13">4</text:p>
            <text:p text:style-name="P14">5</text:p>
            <text:p text:style-name="P13">5</text:p>
            <text:p text:style-name="P13">6</text:p>
            <text:p text:style-name="P14">7</text:p>
            <text:p text:style-name="P14">10</text:p>
            <text:p text:style-name="P13">10</text:p>
            <text:p text:style-name="P13">11</text:p>
            <text:p text:style-name="P13">11</text:p>
            <text:p text:style-name="P13">16</text:p>
            <text:p text:style-name="P14">18</text:p>
            <text:p text:style-name="P14"/>
            <text:p text:style-name="P15"/>
            <text:p text:style-name="P14"/>
            <text:p text:style-name="P14">19</text:p>
            <text:p text:style-name="P15">19</text:p>
            <text:p text:style-name="P15">19</text:p>
            <text:p text:style-name="P15">20</text:p>
            <text:p text:style-name="P15">20</text:p>
            <text:p text:style-name="P14">21</text:p>
            <text:p text:style-name="P13">21</text:p>
            <text:p text:style-name="P13">21</text:p>
            <text:p text:style-name="P13">21</text:p>
            <text:p text:style-name="P14">22</text:p>
            <text:p text:style-name="P13">22</text:p>
            <text:p text:style-name="P13">22</text:p>
            <text:p text:style-name="P13">23</text:p>
            <text:p text:style-name="P13">25</text:p>
            <text:p text:style-name="P13"/>
            <text:p text:style-name="P15"/>
            <text:p text:style-name="P15"/>
            <text:p text:style-name="P14">26</text:p>
            <text:p text:style-name="P14">28</text:p>
            <text:p text:style-name="P14">29</text:p>
            <text:p text:style-name="P14">31</text:p>
            <text:p text:style-name="P14">36</text:p>
            <text:p text:style-name="P14">38</text:p>
          </table:table-cell>
        </table:table-row>
      </table:table>
      <text:p text:style-name="P5"/>
      <text:p text:style-name="P5"/>
      <text:p text:style-name="P5"><text:soft-page-break/></text:p>
      <text:p text:style-name="P5">I – ETRE MAITRE DU JEU</text:p>
      <text:p text:style-name="P5"/>
      <text:p text:style-name="P3"/>
      <text:p text:style-name="P3">A – Un rôle et des devoirs</text:p>
      <text:p text:style-name="P6"/>
      <text:p text:style-name="P6"><text:tab/>Un <text:span text:style-name="T2">Maître du Jeu</text:span> est celui qui <text:span text:style-name="T2">détient le savoir</text:span>, qui <text:span text:style-name="T2">sert de narrateur</text:span> pour les aventures des joueurs, qui vérifie l'application des règles du jeu, mais surtout qui fait en sorte que <text:span text:style-name="T2">chacun prenne du plaisir à faire du Jeu de Rôles </text:span>!</text:p>
      <text:p text:style-name="P6"/>
      <text:p text:style-name="P6"><text:tab/>Tout d'abord, le Maître du Jeu doit fixer le cadre de la partie : quels personnages veut-il autoriser, quelle sera la durée moyenne d'une partie, faut-il être complément dans le personnage ?</text:p>
      <text:p text:style-name="P6"><text:tab/>Une phase de discussion entre les joueurs et le MJ est souvent nécessaire afin d'évaluer les attentes des deux côtés et d'y trouver un compromis pour que personne ne soit frustré. Et dans le Monde d'Arlénor, la création de personnage doit être toujours approuvée par le MJ.</text:p>
      <text:p text:style-name="P6"/>
      <text:p text:style-name="P6"><text:tab/>En jeu, le MJ sera donc le <text:span text:style-name="T2">narrateur de l'histoire</text:span> dans lequel les Joueurs et leurs Personnages vont évoluer. L'<text:span text:style-name="T2">ambiance</text:span> est une partie importante dans le jeu, et c'est à lui de la mettre en place (descriptions, musiques, enchaînement de situation, discussions avec les personnages non joueurs, etc).</text:p>
      <text:p text:style-name="P6"><text:tab/>Les <text:span text:style-name="T2">jets de dès ont tendance à casser l'immersion du Joueur</text:span>. Pour essayer de minimiser cet impact, maîtriser les règles du jeu (pour les Joueurs et pour le MJ) est alors un véritable atout. Cela permet de ne pas perdre de temps non plus à chercher dans les manuels.</text:p>
      <text:p text:style-name="P6"><text:tab/>Un MJ <text:span text:style-name="T2">suit généralement la trame du scénario</text:span>, mais doit très souvent <text:span text:style-name="T2">improviser</text:span> car ses joueurs sont dotés d'un libre arbitre (et créent des imprévus dans le plan tout bien préparé du MJ). Le MJ « commande » la partie et l'histoire, mais trop en abuser démotivera les Joueurs à faire leurs propres choix.</text:p>
      <text:p text:style-name="P6"/>
      <text:p text:style-name="P6"/>
      <text:p text:style-name="P3">B – Une organisation</text:p>
      <text:p text:style-name="P6"/>
      <text:p text:style-name="P6"><text:tab/>Pour bien préparer un scénario, prévoyez une feuille avec un récapitulatif des PNJs (Personnages Non Joueur), des événements extérieurs aux Joueurs (meurtre, mouvements des PNJs, …), des éléments descriptifs pour les différents lieux, les objets clés du scénario... En gros, toutes les informations qui resteront inchangées durant la partie, et qui peuvent vous aider à ne pas être sur de l'improvisation complète (sauf si c'est voulu bien sûr).</text:p>
      <text:p text:style-name="P6"><text:tab/></text:p>
      <text:p text:style-name="P6"><text:tab/>Dans la campagne d'Arlénor, avoir une équipe de 3 joueurs sera peut être compliqué pour eux en jeu, <text:span text:style-name="T2">une équipe de 4 serait optimale</text:span>, et une équipe de 5 serait compliqué pour vous en tant que MJ (car un PNJ sera en quasi permanence avec le groupe).</text:p>
      <text:p text:style-name="P6"><text:tab/>Le jeu n'est composé que de <text:span text:style-name="T2">dés à 6 faces</text:span>, <text:span text:style-name="T2">fiches de personnages</text:span>, <text:span text:style-name="T2">crayons</text:span> (et <text:span text:style-name="T2">écran de jeu pour le MJ</text:span>). Le jeu peut se faire autant autour d'une table réelle que sur une table en ligne.</text:p>
      <text:p text:style-name="P6"/>
      <text:p text:style-name="P6"/>
      <text:p text:style-name="P6"><text:soft-page-break/></text:p>
      <text:p text:style-name="P5">I – LA CAMPAGNE D'ARLENOR</text:p>
      <text:p text:style-name="P5"/>
      <text:p text:style-name="P3"/>
      <text:p text:style-name="P6"><text:span text:style-name="T3"><text:tab/></text:span></text:p>
      <text:p text:style-name="P22">A – Un destin divin</text:p>
      <text:p text:style-name="P6"/>
      <text:p text:style-name="P6"><text:tab/>Vos joueurs ne sont pas des personnages existants au hasard. Leur équipe n'est pas dû à une rencontre aléatoire dans un bar (puis dans deux, et dans trois autres) avec une envie de trouver des quêtes, des trésors... (enfin si, ça se peut, mais c'est moins épique).</text:p>
      <text:p text:style-name="P6"><text:tab/>Non. <text:span text:style-name="T2">Leur rencontre est due au DESTIN</text:span>.</text:p>
      <text:p text:style-name="P6"/>
      <text:p text:style-name="P6"><text:tab/>« Le début de la campagne se déroule dans un petit village au Sud de Faradel, dans les Plaines de Terfil. Quelque chose vous a attiré là-bas. Une force magique, un potentiel trésor ? Une intuition... »</text:p>
      <text:p text:style-name="P6"><text:tab/>Vos personnages vont alors soit se rencontrer au village, soit ils se sont rencontrés ensemble avant, mais se sont retrouvé ensuite dans le village. En tout cas, quelque chose ne tourne pas rond dans ce dernier, et cela perturbe vos joueurs...</text:p>
      <text:p text:style-name="P6"/>
      <text:p text:style-name="P6"><text:tab/>Selon la religion, la Divinité de la Vie et de la Mort, Arlénor, a créé <text:span text:style-name="T2">10 anges formant la Sainte Cabale</text:span>, et <text:span text:style-name="T2">10 démons formant la Cabale Inversée</text:span>, afin de l'aider lors de la Création de son monde, et d'y instaurer un équilibre. Les 10 anges et 10 démons seraient alors retournés au cœur du monde auprès d'Arlénor.</text:p>
      <text:p text:style-name="P23"><text:tab/>Aujourd'hui, des temples d'Arlénor existent un peu partout. Les peuples vénèrent dans chaque temple, la divinité Arlénor avec un de ses anges ou démons. La religion se base sur le maintien d'un équilibre entre le Bien et le Mal, et donc appuie sur le fait qu'il faut autant vénérer les anges que les démons.</text:p>
      <text:p text:style-name="P23"/>
      <text:p text:style-name="P23"/>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8">Place</text:p>
          </table:table-cell>
          <table:table-cell table:style-name="Tableau7.A1" office:value-type="string">
            <text:p text:style-name="P25">Nom de l'ange</text:p>
          </table:table-cell>
          <table:table-cell table:style-name="Tableau7.A1" office:value-type="string">
            <text:p text:style-name="P28">Titre</text:p>
          </table:table-cell>
          <table:table-cell table:style-name="Tableau7.D1" office:value-type="string">
            <text:p text:style-name="P28">Mots clés, traits</text:p>
          </table:table-cell>
        </table:table-row>
        <table:table-row>
          <table:table-cell table:style-name="Tableau7.A2" office:value-type="float" office:value="1">
            <text:p text:style-name="P29">1</text:p>
          </table:table-cell>
          <table:table-cell table:style-name="Tableau7.B2" office:value-type="string">
            <text:p text:style-name="P33">Métatron</text:p>
          </table:table-cell>
          <table:table-cell table:style-name="Tableau7.B2" office:value-type="string">
            <text:p text:style-name="P34">Ange de l'Unité</text:p>
          </table:table-cell>
          <table:table-cell table:style-name="Tableau7.D2" office:value-type="string">
            <text:p text:style-name="P29"><text:span text:style-name="T3">(</text:span>Charisme, Commandement, Politique)</text:p>
          </table:table-cell>
        </table:table-row>
        <table:table-row>
          <table:table-cell table:style-name="Tableau7.A2" office:value-type="float" office:value="2">
            <text:p text:style-name="P34">2</text:p>
          </table:table-cell>
          <table:table-cell table:style-name="Tableau7.B2" office:value-type="string">
            <text:p text:style-name="P33">Raziel</text:p>
          </table:table-cell>
          <table:table-cell table:style-name="Tableau7.B2" office:value-type="string">
            <text:p text:style-name="P34">Ange de la Sagesse</text:p>
          </table:table-cell>
          <table:table-cell table:style-name="Tableau7.D2" office:value-type="string">
            <text:p text:style-name="P29"><text:span text:style-name="T3">(</text:span>Astuce, Lunaire, Prophétie)</text:p>
          </table:table-cell>
        </table:table-row>
        <table:table-row>
          <table:table-cell table:style-name="Tableau7.A2" office:value-type="float" office:value="3">
            <text:p text:style-name="P29">3</text:p>
          </table:table-cell>
          <table:table-cell table:style-name="Tableau7.B2" office:value-type="string">
            <text:p text:style-name="P33">Zaphkiel</text:p>
          </table:table-cell>
          <table:table-cell table:style-name="Tableau7.B2" office:value-type="string">
            <text:p text:style-name="P34">Ange de la Connaissance</text:p>
          </table:table-cell>
          <table:table-cell table:style-name="Tableau7.D2" office:value-type="string">
            <text:p text:style-name="P29"><text:span text:style-name="T3">(</text:span>Intelligence, Érudition, Science)</text:p>
          </table:table-cell>
        </table:table-row>
        <table:table-row>
          <table:table-cell table:style-name="Tableau7.A2" office:value-type="float" office:value="4">
            <text:p text:style-name="P29">4</text:p>
          </table:table-cell>
          <table:table-cell table:style-name="Tableau7.B2" office:value-type="string">
            <text:p text:style-name="P33">Tsadokiel</text:p>
          </table:table-cell>
          <table:table-cell table:style-name="Tableau7.B2" office:value-type="string">
            <text:p text:style-name="P34">Ange de la Miséricorde</text:p>
          </table:table-cell>
          <table:table-cell table:style-name="Tableau7.D2" office:value-type="string">
            <text:p text:style-name="P29"><text:span text:style-name="T3">(</text:span>Empathie, Santé, Présence)</text:p>
          </table:table-cell>
        </table:table-row>
        <table:table-row>
          <table:table-cell table:style-name="Tableau7.A2" office:value-type="float" office:value="5">
            <text:p text:style-name="P29">5</text:p>
          </table:table-cell>
          <table:table-cell table:style-name="Tableau7.B2" office:value-type="string">
            <text:p text:style-name="P33">Samael</text:p>
          </table:table-cell>
          <table:table-cell table:style-name="Tableau7.B2" office:value-type="string">
            <text:p text:style-name="P34">Ange de la Justice</text:p>
          </table:table-cell>
          <table:table-cell table:style-name="Tableau7.D2" office:value-type="string">
            <text:p text:style-name="P29"><text:span text:style-name="T3">(</text:span>Force, Solaire, Guerre)</text:p>
          </table:table-cell>
        </table:table-row>
        <table:table-row>
          <table:table-cell table:style-name="Tableau7.A2" office:value-type="float" office:value="6">
            <text:p text:style-name="P29">6</text:p>
          </table:table-cell>
          <table:table-cell table:style-name="Tableau7.B2" office:value-type="string">
            <text:p text:style-name="P26">Mikael</text:p>
          </table:table-cell>
          <table:table-cell table:style-name="Tableau7.B2" office:value-type="string">
            <text:p text:style-name="P31">Ange de la Nature</text:p>
          </table:table-cell>
          <table:table-cell table:style-name="Tableau7.D2" office:value-type="string">
            <text:p text:style-name="P29"><text:span text:style-name="T3">(</text:span>Énergie, Joie, Connexion)</text:p>
          </table:table-cell>
        </table:table-row>
        <table:table-row>
          <table:table-cell table:style-name="Tableau7.A2" office:value-type="float" office:value="7">
            <text:p text:style-name="P29">7</text:p>
          </table:table-cell>
          <table:table-cell table:style-name="Tableau7.B2" office:value-type="string">
            <text:p text:style-name="P26">Haniel</text:p>
          </table:table-cell>
          <table:table-cell table:style-name="Tableau7.B2" office:value-type="string">
            <text:p text:style-name="P31">Ange de la Passion</text:p>
          </table:table-cell>
          <table:table-cell table:style-name="Tableau7.D2" office:value-type="string">
            <text:p text:style-name="P29">(Apparence, Manipulation, Charme)</text:p>
          </table:table-cell>
        </table:table-row>
        <table:table-row>
          <table:table-cell table:style-name="Tableau7.A2" office:value-type="float" office:value="8">
            <text:p text:style-name="P29">8</text:p>
          </table:table-cell>
          <table:table-cell table:style-name="Tableau7.B2" office:value-type="string">
            <text:p text:style-name="P26">Raphaël</text:p>
          </table:table-cell>
          <table:table-cell table:style-name="Tableau7.B2" office:value-type="string">
            <text:p text:style-name="P31">Ange du Partage</text:p>
          </table:table-cell>
          <table:table-cell table:style-name="Tableau7.D2" office:value-type="string">
            <text:p text:style-name="P29"><text:span text:style-name="T3">(</text:span>Fête, Gourmand, Liens)</text:p>
          </table:table-cell>
        </table:table-row>
        <table:table-row>
          <table:table-cell table:style-name="Tableau7.A2" office:value-type="float" office:value="9">
            <text:p text:style-name="P29">9</text:p>
          </table:table-cell>
          <table:table-cell table:style-name="Tableau7.B2" office:value-type="string">
            <text:p text:style-name="P26">Gabriel</text:p>
          </table:table-cell>
          <table:table-cell table:style-name="Tableau7.B2" office:value-type="string">
            <text:p text:style-name="P31">Ange de la Protection</text:p>
          </table:table-cell>
          <table:table-cell table:style-name="Tableau7.D2" office:value-type="string">
            <text:p text:style-name="P29"><text:span text:style-name="T3">(</text:span>Gardien, Vigueur, Survie)</text:p>
          </table:table-cell>
        </table:table-row>
        <table:table-row>
          <table:table-cell table:style-name="Tableau7.A2" office:value-type="float" office:value="10">
            <text:p text:style-name="P29">10</text:p>
          </table:table-cell>
          <table:table-cell table:style-name="Tableau7.B2" office:value-type="string">
            <text:p text:style-name="P26">Sadalfone</text:p>
          </table:table-cell>
          <table:table-cell table:style-name="Tableau7.B2" office:value-type="string">
            <text:p text:style-name="P31">Ange de la Création</text:p>
          </table:table-cell>
          <table:table-cell table:style-name="Tableau7.D2" office:value-type="string">
            <text:p text:style-name="P31">(Artisanat, Perception, Matériel)</text:p>
          </table:table-cell>
        </table:table-row>
      </table:table>
      <text:p text:style-name="P6"/>
      <text:p text:style-name="P21"/>
      <text:p text:style-name="P24"><text:soft-page-break/></text:p>
      <text:p text:style-name="P24"/>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28">Place</text:p>
          </table:table-cell>
          <table:table-cell table:style-name="Tableau8.A1" office:value-type="string">
            <text:p text:style-name="P25">Nom du démon</text:p>
          </table:table-cell>
          <table:table-cell table:style-name="Tableau8.A1" office:value-type="string">
            <text:p text:style-name="P28">Titre</text:p>
          </table:table-cell>
          <table:table-cell table:style-name="Tableau8.D1" office:value-type="string">
            <text:p text:style-name="P28">Mots clés, traits</text:p>
          </table:table-cell>
        </table:table-row>
        <table:table-row>
          <table:table-cell table:style-name="Tableau8.A2" office:value-type="string">
            <text:p text:style-name="P29">1i</text:p>
          </table:table-cell>
          <table:table-cell table:style-name="Tableau8.A2" office:value-type="string">
            <text:p text:style-name="P33">Satan ou Lucifer</text:p>
          </table:table-cell>
          <table:table-cell table:style-name="Tableau8.A2" office:value-type="string">
            <text:p text:style-name="P30">Démon du Néant</text:p>
          </table:table-cell>
          <table:table-cell table:style-name="Tableau8.D2" office:value-type="string">
            <text:p text:style-name="P30">(Aspiration, Solitude, Invisible)</text:p>
          </table:table-cell>
        </table:table-row>
        <table:table-row>
          <table:table-cell table:style-name="Tableau8.A2" office:value-type="string">
            <text:p text:style-name="P34">2i</text:p>
          </table:table-cell>
          <table:table-cell table:style-name="Tableau8.A2" office:value-type="string">
            <text:p text:style-name="P24">Bélzébuth</text:p>
          </table:table-cell>
          <table:table-cell table:style-name="Tableau8.A2" office:value-type="string">
            <text:p text:style-name="P30">Démon de la Vengeance</text:p>
          </table:table-cell>
          <table:table-cell table:style-name="Tableau8.D2" office:value-type="string">
            <text:p text:style-name="P30">(Sang, Rage, Jalousie)</text:p>
          </table:table-cell>
        </table:table-row>
        <table:table-row>
          <table:table-cell table:style-name="Tableau8.A2" office:value-type="string">
            <text:p text:style-name="P29">3i</text:p>
          </table:table-cell>
          <table:table-cell table:style-name="Tableau8.A2" office:value-type="string">
            <text:p text:style-name="P24">Lucifugus</text:p>
          </table:table-cell>
          <table:table-cell table:style-name="Tableau8.A2" office:value-type="string">
            <text:p text:style-name="P30">Démon de la Stupidité</text:p>
          </table:table-cell>
          <table:table-cell table:style-name="Tableau8.D2" office:value-type="string">
            <text:p text:style-name="P30">(Paresse, Amnésie, Maladresse)</text:p>
          </table:table-cell>
        </table:table-row>
        <table:table-row>
          <table:table-cell table:style-name="Tableau8.A2" office:value-type="string">
            <text:p text:style-name="P29">4i</text:p>
          </table:table-cell>
          <table:table-cell table:style-name="Tableau8.A2" office:value-type="string">
            <text:p text:style-name="P24">Astaroth</text:p>
          </table:table-cell>
          <table:table-cell table:style-name="Tableau8.A2" office:value-type="string">
            <text:p text:style-name="P30">Démon de l'Indifférence</text:p>
          </table:table-cell>
          <table:table-cell table:style-name="Tableau8.D2" office:value-type="string">
            <text:p text:style-name="P30">(Avarice, Aveugle, Grand)</text:p>
          </table:table-cell>
        </table:table-row>
        <table:table-row>
          <table:table-cell table:style-name="Tableau8.A2" office:value-type="string">
            <text:p text:style-name="P29">5i</text:p>
          </table:table-cell>
          <table:table-cell table:style-name="Tableau8.A2" office:value-type="string">
            <text:p text:style-name="P24">Asmodée</text:p>
          </table:table-cell>
          <table:table-cell table:style-name="Tableau8.A2" office:value-type="string">
            <text:p text:style-name="P30">Démon de la Cruauté</text:p>
          </table:table-cell>
          <table:table-cell table:style-name="Tableau8.D2" office:value-type="string">
            <text:p text:style-name="P30">(Souffrance, Sadisme, Technique)</text:p>
          </table:table-cell>
        </table:table-row>
        <table:table-row>
          <table:table-cell table:style-name="Tableau8.A2" office:value-type="string">
            <text:p text:style-name="P29">6i</text:p>
          </table:table-cell>
          <table:table-cell table:style-name="Tableau8.A2" office:value-type="string">
            <text:p text:style-name="P27">Bélphégor</text:p>
          </table:table-cell>
          <table:table-cell table:style-name="Tableau8.A2" office:value-type="string">
            <text:p text:style-name="P32">Démon de la Laideur</text:p>
          </table:table-cell>
          <table:table-cell table:style-name="Tableau8.D2" office:value-type="string">
            <text:p text:style-name="P30">(Pesanteur, Tristesse, Vieillesse)</text:p>
          </table:table-cell>
        </table:table-row>
        <table:table-row>
          <table:table-cell table:style-name="Tableau8.A2" office:value-type="string">
            <text:p text:style-name="P29">7i</text:p>
          </table:table-cell>
          <table:table-cell table:style-name="Tableau8.A2" office:value-type="string">
            <text:p text:style-name="P27">Ba'al</text:p>
          </table:table-cell>
          <table:table-cell table:style-name="Tableau8.A2" office:value-type="string">
            <text:p text:style-name="P32">Démon de la Luxure</text:p>
          </table:table-cell>
          <table:table-cell table:style-name="Tableau8.D2" office:value-type="string">
            <text:p text:style-name="P30">(Envie, Pervers, Sens)</text:p>
          </table:table-cell>
        </table:table-row>
        <table:table-row>
          <table:table-cell table:style-name="Tableau8.A2" office:value-type="string">
            <text:p text:style-name="P29">8i</text:p>
          </table:table-cell>
          <table:table-cell table:style-name="Tableau8.A2" office:value-type="string">
            <text:p text:style-name="P27">Adramalec</text:p>
          </table:table-cell>
          <table:table-cell table:style-name="Tableau8.A2" office:value-type="string">
            <text:p text:style-name="P32">Démon de la Discorde</text:p>
          </table:table-cell>
          <table:table-cell table:style-name="Tableau8.D2" office:value-type="string">
            <text:p text:style-name="P30">(Traître, Ombre, Petit)</text:p>
          </table:table-cell>
        </table:table-row>
        <table:table-row>
          <table:table-cell table:style-name="Tableau8.A2" office:value-type="string">
            <text:p text:style-name="P29">9i</text:p>
          </table:table-cell>
          <table:table-cell table:style-name="Tableau8.A2" office:value-type="string">
            <text:p text:style-name="P27">Lilith</text:p>
          </table:table-cell>
          <table:table-cell table:style-name="Tableau8.A2" office:value-type="string">
            <text:p text:style-name="P32">Démon de l'Instabilité</text:p>
          </table:table-cell>
          <table:table-cell table:style-name="Tableau8.D2" office:value-type="string">
            <text:p text:style-name="P30">(Folie, Femme, Dimensions)</text:p>
          </table:table-cell>
        </table:table-row>
        <table:table-row>
          <table:table-cell table:style-name="Tableau8.A2" office:value-type="string">
            <text:p text:style-name="P29">10i</text:p>
          </table:table-cell>
          <table:table-cell table:style-name="Tableau8.A2" office:value-type="string">
            <text:p text:style-name="P17">Nahémar</text:p>
          </table:table-cell>
          <table:table-cell table:style-name="Tableau8.A2" office:value-type="string">
            <text:p text:style-name="P18">Démon de la Rêverie</text:p>
          </table:table-cell>
          <table:table-cell table:style-name="Tableau8.D2" office:value-type="string">
            <text:p text:style-name="P18">(Peur, Esprit, Illusion)</text:p>
          </table:table-cell>
        </table:table-row>
      </table:table>
      <text:p text:style-name="P6"/>
      <text:p text:style-name="P6"/>
      <text:p text:style-name="P6"><text:tab/>La religion n'a pas complètement faux. Les anges et les démons ont bien existé mais ils sont toujours présents dans le Monde d'Arlénor...</text:p>
      <text:p text:style-name="P6"><text:tab/>A la fin de la Création, un conflit a opposé les anges aux démons, mais le combat entre l'Ange de l'Unité « Métatron » et le Démon du Néant « Satan » y a mis fin, en les transformant tous malgré eux, en <text:span text:style-name="T2">Etherolithes</text:span>.</text:p>
      <text:p text:style-name="P6"><text:tab/>Ces Etherolithes ont l'apparence d'un cristal de 10 mètres et sont de couleur blanche pour les anges, de couleur noire pour les démons. Les Etherolithes dispersés un peu partout dans le Monde d'Arlénor, restent inconnus de tous...</text:p>
      <text:p text:style-name="P18"/>
      <text:p text:style-name="P18"><text:tab/>En l'<text:span text:style-name="T2">an 666</text:span>, une guerre éclata dans la cité de Jirakan : les esclaves souhaitaient une libération et déclenchèrent une rébellion. La guerre s'étala jusque dans les mines où les maîtres décidèrent des les faire exploser... Des milliers d'esclaves moururent sous les décombres. Mais... les explosions avaient révélé l’<text:span text:style-name="T2">existence d'un Etherolithe : celui du Démon « Satan »</text:span>.</text:p>
      <text:p text:style-name="P18"><text:tab/>Ceux qui l'avaient découvert gardèrent cela secret, et formèrent <text:span text:style-name="T2">l'Entreprise</text:span>. Leur objectif est de récupérer tous les Etherolithes <text:span text:style-name="T1">(voir la section sur l'Entreprise)</text:span>. Après quelques années, l'Entreprise découvrit qu'il était possible de transférer l'entité présente de l'Etherolithe dans un corps humain... Des manipulations génétiques ont été effectués sur des embryons pour qu'ils puissent accueillir plus tard, l'entité au complet.</text:p>
      <text:p text:style-name="P18"><text:tab/>Des scientifiques et des médecins, pour des raisons surtout éthiques, ont refusé de continuer leurs expériences et menacé de tout révéler. <text:span text:style-name="T2">Ils l'ont payé de leur vie.</text:span></text:p>
      <text:p text:style-name="P18"><text:tab/>Un second groupe s'est alors formé pour se défendre, et arrêter les <text:s/>de diverses professions, n'ont pas accepté cette méth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footer-left>
        <text:p text:style-name="MP1"><text:page-number text:select-page="current">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8-02-01T17:15:08.42</dc:date>
    <meta:editing-duration>P1DT3H26S</meta:editing-duration>
    <meta:editing-cycles>230</meta:editing-cycles>
    <meta:generator>OpenOffice/4.1.3$Win32 OpenOffice.org_project/413m1$Build-9783</meta:generator>
    <meta:document-statistic meta:table-count="3" meta:image-count="0" meta:object-count="0" meta:page-count="5" meta:paragraph-count="189" meta:word-count="1390" meta:character-count="10259"/>
  </office:meta>
</office:document-meta>
</file>